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3" table:default-cell-style-name="ce3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mages</text:p>
          </table:table-cell>
          <table:table-cell table:style-name="Default" office:value-type="string" calcext:value-type="string">
            <text:p>Tesseract OCR</text:p>
          </table:table-cell>
          <table:table-cell table:style-name="Default" office:value-type="string" calcext:value-type="string">
            <text:p>EasyOCR</text:p>
          </table:table-cell>
          <table:table-cell table:style-name="Default" office:value-type="string" calcext:value-type="string">
            <text:p>PaddleOCR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asy <text:s/>- <text:s/>32</text:p>
          </table:table-cell>
        </table:table-row>
        <table:table-row table:style-name="ro1">
          <table:table-cell office:value-type="string" calcext:value-type="string">
            <text:p>output1.jpg</text:p>
          </table:table-cell>
          <table:table-cell office:value-type="float" office:value="44.7794" calcext:value-type="float">
            <text:p>44.7794</text:p>
          </table:table-cell>
          <table:table-cell office:value-type="float" office:value="50.6985" calcext:value-type="float">
            <text:p>50.6985</text:p>
          </table:table-cell>
          <table:table-cell office:value-type="float" office:value="95.7721" calcext:value-type="float">
            <text:p>95.7721</text:p>
          </table:table-cell>
          <table:table-cell office:value-type="string" calcext:value-type="string">
            <text:p>Tesseract</text:p>
          </table:table-cell>
          <table:table-cell office:value-type="string" calcext:value-type="string">
            <text:p>Paddle – 12</text:p>
          </table:table-cell>
        </table:table-row>
        <table:table-row table:style-name="ro1">
          <table:table-cell office:value-type="string" calcext:value-type="string">
            <text:p>output2.jpg</text:p>
          </table:table-cell>
          <table:table-cell office:value-type="float" office:value="130.1887" calcext:value-type="float">
            <text:p>130.1887</text:p>
          </table:table-cell>
          <table:table-cell office:value-type="float" office:value="11.3208" calcext:value-type="float">
            <text:p>11.3208</text:p>
          </table:table-cell>
          <table:table-cell office:value-type="float" office:value="7.5472" calcext:value-type="float">
            <text:p>7.5472</text:p>
          </table:table-cell>
          <table:table-cell office:value-type="string" calcext:value-type="string">
            <text:p>Paddle</text:p>
          </table:table-cell>
          <table:table-cell office:value-type="string" calcext:value-type="string">
            <text:p>Tesseract – 6</text:p>
          </table:table-cell>
        </table:table-row>
        <table:table-row table:style-name="ro1">
          <table:table-cell office:value-type="string" calcext:value-type="string">
            <text:p>output3.jpg</text:p>
          </table:table-cell>
          <table:table-cell office:value-type="float" office:value="75.9777" calcext:value-type="float">
            <text:p>75.9777</text:p>
          </table:table-cell>
          <table:table-cell office:value-type="float" office:value="51.1173" calcext:value-type="float">
            <text:p>51.1173</text:p>
          </table:table-cell>
          <table:table-cell office:value-type="float" office:value="53.352" calcext:value-type="float">
            <text:p>53.352</text:p>
          </table:table-cell>
          <table:table-cell office:value-type="string" calcext:value-type="string">
            <text:p>Easy</text:p>
          </table:table-cell>
          <table:table-cell/>
        </table:table-row>
        <table:table-row table:style-name="ro1">
          <table:table-cell office:value-type="string" calcext:value-type="string">
            <text:p>output4.jpg</text:p>
          </table:table-cell>
          <table:table-cell office:value-type="float" office:value="77.6515" calcext:value-type="float">
            <text:p>77.6515</text:p>
          </table:table-cell>
          <table:table-cell office:value-type="float" office:value="61.7424" calcext:value-type="float">
            <text:p>61.7424</text:p>
          </table:table-cell>
          <table:table-cell office:value-type="float" office:value="50.7576" calcext:value-type="float">
            <text:p>50.7576</text:p>
          </table:table-cell>
          <table:table-cell office:value-type="string" calcext:value-type="string">
            <text:p>Paddle</text:p>
          </table:table-cell>
          <table:table-cell/>
        </table:table-row>
        <table:table-row table:style-name="ro1">
          <table:table-cell office:value-type="string" calcext:value-type="string">
            <text:p>output5.jpg</text:p>
          </table:table-cell>
          <table:table-cell office:value-type="float" office:value="24.8205" calcext:value-type="float">
            <text:p>24.8205</text:p>
          </table:table-cell>
          <table:table-cell office:value-type="float" office:value="5.0256" calcext:value-type="float">
            <text:p>5.0256</text:p>
          </table:table-cell>
          <table:table-cell office:value-type="float" office:value="80.359" calcext:value-type="float">
            <text:p>80.359</text:p>
          </table:table-cell>
          <table:table-cell office:value-type="string" calcext:value-type="string">
            <text:p>Easy</text:p>
          </table:table-cell>
          <table:table-cell/>
        </table:table-row>
        <table:table-row table:style-name="ro1">
          <table:table-cell office:value-type="string" calcext:value-type="string">
            <text:p>output6.jpg</text:p>
          </table:table-cell>
          <table:table-cell office:value-type="float" office:value="46.0587" calcext:value-type="float">
            <text:p>46.0587</text:p>
          </table:table-cell>
          <table:table-cell office:value-type="float" office:value="7.5734" calcext:value-type="float">
            <text:p>7.5734</text:p>
          </table:table-cell>
          <table:table-cell office:value-type="float" office:value="34.1577" calcext:value-type="float">
            <text:p>34.1577</text:p>
          </table:table-cell>
          <table:table-cell office:value-type="string" calcext:value-type="string">
            <text:p>Easy</text:p>
          </table:table-cell>
          <table:table-cell/>
        </table:table-row>
        <table:table-row table:style-name="ro1">
          <table:table-cell office:value-type="string" calcext:value-type="string">
            <text:p>output7.jpg</text:p>
          </table:table-cell>
          <table:table-cell office:value-type="float" office:value="89.0359" calcext:value-type="float">
            <text:p>89.0359</text:p>
          </table:table-cell>
          <table:table-cell office:value-type="float" office:value="7.2306" calcext:value-type="float">
            <text:p>7.2306</text:p>
          </table:table-cell>
          <table:table-cell office:value-type="float" office:value="98.724" calcext:value-type="float">
            <text:p>98.724</text:p>
          </table:table-cell>
          <table:table-cell office:value-type="string" calcext:value-type="string">
            <text:p>Easy</text:p>
          </table:table-cell>
          <table:table-cell/>
        </table:table-row>
        <table:table-row table:style-name="ro1">
          <table:table-cell office:value-type="string" calcext:value-type="string">
            <text:p>output8.jpg</text:p>
          </table:table-cell>
          <table:table-cell office:value-type="float" office:value="30.0709" calcext:value-type="float">
            <text:p>30.0709</text:p>
          </table:table-cell>
          <table:table-cell office:value-type="float" office:value="6.9504" calcext:value-type="float">
            <text:p>6.9504</text:p>
          </table:table-cell>
          <table:table-cell office:value-type="float" office:value="22.9787" calcext:value-type="float">
            <text:p>22.9787</text:p>
          </table:table-cell>
          <table:table-cell office:value-type="string" calcext:value-type="string">
            <text:p>Easy</text:p>
          </table:table-cell>
          <table:table-cell/>
        </table:table-row>
        <table:table-row table:style-name="ro1">
          <table:table-cell office:value-type="string" calcext:value-type="string">
            <text:p>output9.jpg</text:p>
          </table:table-cell>
          <table:table-cell office:value-type="float" office:value="35.3107" calcext:value-type="float">
            <text:p>35.3107</text:p>
          </table:table-cell>
          <table:table-cell office:value-type="float" office:value="7.0621" calcext:value-type="float">
            <text:p>7.0621</text:p>
          </table:table-cell>
          <table:table-cell office:value-type="float" office:value="23.1638" calcext:value-type="float">
            <text:p>23.1638</text:p>
          </table:table-cell>
          <table:table-cell office:value-type="string" calcext:value-type="string">
            <text:p>Easy</text:p>
          </table:table-cell>
          <table:table-cell/>
        </table:table-row>
        <table:table-row table:style-name="ro1">
          <table:table-cell office:value-type="string" calcext:value-type="string">
            <text:p>output10.jpg</text:p>
          </table:table-cell>
          <table:table-cell office:value-type="float" office:value="34.6384" calcext:value-type="float">
            <text:p>34.6384</text:p>
          </table:table-cell>
          <table:table-cell office:value-type="float" office:value="37.2926" calcext:value-type="float">
            <text:p>37.2926</text:p>
          </table:table-cell>
          <table:table-cell office:value-type="float" office:value="59.5222" calcext:value-type="float">
            <text:p>59.5222</text:p>
          </table:table-cell>
          <table:table-cell office:value-type="string" calcext:value-type="string">
            <text:p>Tesseract</text:p>
          </table:table-cell>
          <table:table-cell/>
        </table:table-row>
        <table:table-row table:style-name="ro1">
          <table:table-cell office:value-type="string" calcext:value-type="string">
            <text:p>output11.jpg</text:p>
          </table:table-cell>
          <table:table-cell office:value-type="float" office:value="29.2887" calcext:value-type="float">
            <text:p>29.2887</text:p>
          </table:table-cell>
          <table:table-cell office:value-type="float" office:value="28.0335" calcext:value-type="float">
            <text:p>28.0335</text:p>
          </table:table-cell>
          <table:table-cell office:value-type="float" office:value="168.2008" calcext:value-type="float">
            <text:p>168.2008</text:p>
          </table:table-cell>
          <table:table-cell office:value-type="string" calcext:value-type="string">
            <text:p>Easy</text:p>
          </table:table-cell>
          <table:table-cell/>
        </table:table-row>
        <table:table-row table:style-name="ro1">
          <table:table-cell office:value-type="string" calcext:value-type="string">
            <text:p>output12.jpg</text:p>
          </table:table-cell>
          <table:table-cell office:value-type="float" office:value="44.1489" calcext:value-type="float">
            <text:p>44.1489</text:p>
          </table:table-cell>
          <table:table-cell office:value-type="float" office:value="43.617" calcext:value-type="float">
            <text:p>43.617</text:p>
          </table:table-cell>
          <table:table-cell office:value-type="float" office:value="22.3404" calcext:value-type="float">
            <text:p>22.3404</text:p>
          </table:table-cell>
          <table:table-cell office:value-type="string" calcext:value-type="string">
            <text:p>Paddle</text:p>
          </table:table-cell>
          <table:table-cell/>
        </table:table-row>
        <table:table-row table:style-name="ro1">
          <table:table-cell office:value-type="string" calcext:value-type="string">
            <text:p>output13.jpg</text:p>
          </table:table-cell>
          <table:table-cell office:value-type="float" office:value="58.4656" calcext:value-type="float">
            <text:p>58.4656</text:p>
          </table:table-cell>
          <table:table-cell office:value-type="float" office:value="44.4444" calcext:value-type="float">
            <text:p>44.4444</text:p>
          </table:table-cell>
          <table:table-cell office:value-type="float" office:value="51.8519" calcext:value-type="float">
            <text:p>51.8519</text:p>
          </table:table-cell>
          <table:table-cell office:value-type="string" calcext:value-type="string">
            <text:p>Easy</text:p>
          </table:table-cell>
          <table:table-cell/>
        </table:table-row>
        <table:table-row table:style-name="ro1">
          <table:table-cell office:value-type="string" calcext:value-type="string">
            <text:p>output14.jpg</text:p>
          </table:table-cell>
          <table:table-cell office:value-type="float" office:value="78.4946" calcext:value-type="float">
            <text:p>78.4946</text:p>
          </table:table-cell>
          <table:table-cell office:value-type="float" office:value="10.3943" calcext:value-type="float">
            <text:p>10.3943</text:p>
          </table:table-cell>
          <table:table-cell office:value-type="float" office:value="28.3154" calcext:value-type="float">
            <text:p>28.3154</text:p>
          </table:table-cell>
          <table:table-cell office:value-type="string" calcext:value-type="string">
            <text:p>Easy</text:p>
          </table:table-cell>
          <table:table-cell/>
        </table:table-row>
        <table:table-row table:style-name="ro1">
          <table:table-cell office:value-type="string" calcext:value-type="string">
            <text:p>output15.jpg</text:p>
          </table:table-cell>
          <table:table-cell office:value-type="float" office:value="50" calcext:value-type="float">
            <text:p>50</text:p>
          </table:table-cell>
          <table:table-cell office:value-type="float" office:value="4.8035" calcext:value-type="float">
            <text:p>4.8035</text:p>
          </table:table-cell>
          <table:table-cell office:value-type="float" office:value="51.0917" calcext:value-type="float">
            <text:p>51.0917</text:p>
          </table:table-cell>
          <table:table-cell office:value-type="string" calcext:value-type="string">
            <text:p>Easy</text:p>
          </table:table-cell>
          <table:table-cell/>
        </table:table-row>
        <table:table-row table:style-name="ro1">
          <table:table-cell office:value-type="string" calcext:value-type="string">
            <text:p>output16.jpg</text:p>
          </table:table-cell>
          <table:table-cell office:value-type="float" office:value="60.3524" calcext:value-type="float">
            <text:p>60.3524</text:p>
          </table:table-cell>
          <table:table-cell office:value-type="float" office:value="40.5286" calcext:value-type="float">
            <text:p>40.5286</text:p>
          </table:table-cell>
          <table:table-cell office:value-type="float" office:value="78.4141" calcext:value-type="float">
            <text:p>78.4141</text:p>
          </table:table-cell>
          <table:table-cell office:value-type="string" calcext:value-type="string">
            <text:p>Easy</text:p>
          </table:table-cell>
          <table:table-cell/>
        </table:table-row>
        <table:table-row table:style-name="ro1">
          <table:table-cell office:value-type="string" calcext:value-type="string">
            <text:p>output17.jpg</text:p>
          </table:table-cell>
          <table:table-cell office:value-type="float" office:value="57.837" calcext:value-type="float">
            <text:p>57.837</text:p>
          </table:table-cell>
          <table:table-cell office:value-type="float" office:value="50.7837" calcext:value-type="float">
            <text:p>50.7837</text:p>
          </table:table-cell>
          <table:table-cell office:value-type="float" office:value="84.0125" calcext:value-type="float">
            <text:p>84.0125</text:p>
          </table:table-cell>
          <table:table-cell office:value-type="string" calcext:value-type="string">
            <text:p>Easy</text:p>
          </table:table-cell>
          <table:table-cell/>
        </table:table-row>
        <table:table-row table:style-name="ro1">
          <table:table-cell office:value-type="string" calcext:value-type="string">
            <text:p>output18.jpg</text:p>
          </table:table-cell>
          <table:table-cell office:value-type="float" office:value="25.8621" calcext:value-type="float">
            <text:p>25.8621</text:p>
          </table:table-cell>
          <table:table-cell office:value-type="float" office:value="17.931" calcext:value-type="float">
            <text:p>17.931</text:p>
          </table:table-cell>
          <table:table-cell office:value-type="float" office:value="15.1724" calcext:value-type="float">
            <text:p>15.1724</text:p>
          </table:table-cell>
          <table:table-cell office:value-type="string" calcext:value-type="string">
            <text:p>Paddle</text:p>
          </table:table-cell>
          <table:table-cell/>
        </table:table-row>
        <table:table-row table:style-name="ro1">
          <table:table-cell office:value-type="string" calcext:value-type="string">
            <text:p>output19.jpg</text:p>
          </table:table-cell>
          <table:table-cell office:value-type="float" office:value="96.3585" calcext:value-type="float">
            <text:p>96.3585</text:p>
          </table:table-cell>
          <table:table-cell office:value-type="float" office:value="77.8711" calcext:value-type="float">
            <text:p>77.8711</text:p>
          </table:table-cell>
          <table:table-cell office:value-type="float" office:value="96.9188" calcext:value-type="float">
            <text:p>96.9188</text:p>
          </table:table-cell>
          <table:table-cell office:value-type="string" calcext:value-type="string">
            <text:p>Easy</text:p>
          </table:table-cell>
          <table:table-cell/>
        </table:table-row>
        <table:table-row table:style-name="ro1">
          <table:table-cell office:value-type="string" calcext:value-type="string">
            <text:p>output20.jpg</text:p>
          </table:table-cell>
          <table:table-cell office:value-type="float" office:value="73.9669" calcext:value-type="float">
            <text:p>73.9669</text:p>
          </table:table-cell>
          <table:table-cell office:value-type="float" office:value="25" calcext:value-type="float">
            <text:p>25</text:p>
          </table:table-cell>
          <table:table-cell office:value-type="float" office:value="76.4463" calcext:value-type="float">
            <text:p>76.4463</text:p>
          </table:table-cell>
          <table:table-cell office:value-type="string" calcext:value-type="string">
            <text:p>Easy</text:p>
          </table:table-cell>
          <table:table-cell/>
        </table:table-row>
        <table:table-row table:style-name="ro1">
          <table:table-cell office:value-type="string" calcext:value-type="string">
            <text:p>output21.jpg</text:p>
          </table:table-cell>
          <table:table-cell office:value-type="float" office:value="92.8571" calcext:value-type="float">
            <text:p>92.8571</text:p>
          </table:table-cell>
          <table:table-cell office:value-type="float" office:value="48.6772" calcext:value-type="float">
            <text:p>48.6772</text:p>
          </table:table-cell>
          <table:table-cell office:value-type="float" office:value="88.3598" calcext:value-type="float">
            <text:p>88.3598</text:p>
          </table:table-cell>
          <table:table-cell office:value-type="string" calcext:value-type="string">
            <text:p>Easy</text:p>
          </table:table-cell>
          <table:table-cell/>
        </table:table-row>
        <table:table-row table:style-name="ro1">
          <table:table-cell office:value-type="string" calcext:value-type="string">
            <text:p>output22.jpg</text:p>
          </table:table-cell>
          <table:table-cell office:value-type="float" office:value="86.4968" calcext:value-type="float">
            <text:p>86.4968</text:p>
          </table:table-cell>
          <table:table-cell office:value-type="float" office:value="72.7389" calcext:value-type="float">
            <text:p>72.7389</text:p>
          </table:table-cell>
          <table:table-cell office:value-type="float" office:value="98.5987" calcext:value-type="float">
            <text:p>98.5987</text:p>
          </table:table-cell>
          <table:table-cell office:value-type="string" calcext:value-type="string">
            <text:p>Easy</text:p>
          </table:table-cell>
          <table:table-cell/>
        </table:table-row>
        <table:table-row table:style-name="ro1">
          <table:table-cell office:value-type="string" calcext:value-type="string">
            <text:p>output23.jpg</text:p>
          </table:table-cell>
          <table:table-cell office:value-type="float" office:value="86.27" calcext:value-type="float">
            <text:p>86.27</text:p>
          </table:table-cell>
          <table:table-cell office:value-type="float" office:value="32.2654" calcext:value-type="float">
            <text:p>32.2654</text:p>
          </table:table-cell>
          <table:table-cell office:value-type="float" office:value="30.4348" calcext:value-type="float">
            <text:p>30.4348</text:p>
          </table:table-cell>
          <table:table-cell office:value-type="string" calcext:value-type="string">
            <text:p>Paddle</text:p>
          </table:table-cell>
          <table:table-cell/>
        </table:table-row>
        <table:table-row table:style-name="ro1">
          <table:table-cell office:value-type="string" calcext:value-type="string">
            <text:p>output24.jpg</text:p>
          </table:table-cell>
          <table:table-cell office:value-type="float" office:value="29.3454" calcext:value-type="float">
            <text:p>29.3454</text:p>
          </table:table-cell>
          <table:table-cell office:value-type="float" office:value="20.316" calcext:value-type="float">
            <text:p>20.316</text:p>
          </table:table-cell>
          <table:table-cell office:value-type="float" office:value="21.6704" calcext:value-type="float">
            <text:p>21.6704</text:p>
          </table:table-cell>
          <table:table-cell office:value-type="string" calcext:value-type="string">
            <text:p>Easy</text:p>
          </table:table-cell>
          <table:table-cell/>
        </table:table-row>
        <table:table-row table:style-name="ro1">
          <table:table-cell office:value-type="string" calcext:value-type="string">
            <text:p>output25.jpg</text:p>
          </table:table-cell>
          <table:table-cell office:value-type="float" office:value="57.337" calcext:value-type="float">
            <text:p>57.337</text:p>
          </table:table-cell>
          <table:table-cell office:value-type="float" office:value="57.971" calcext:value-type="float">
            <text:p>57.971</text:p>
          </table:table-cell>
          <table:table-cell office:value-type="float" office:value="54.0761" calcext:value-type="float">
            <text:p>54.0761</text:p>
          </table:table-cell>
          <table:table-cell office:value-type="string" calcext:value-type="string">
            <text:p>Paddle</text:p>
          </table:table-cell>
          <table:table-cell/>
        </table:table-row>
        <table:table-row table:style-name="ro1">
          <table:table-cell office:value-type="string" calcext:value-type="string">
            <text:p>output26.jpg</text:p>
          </table:table-cell>
          <table:table-cell office:value-type="float" office:value="57.1429" calcext:value-type="float">
            <text:p>57.1429</text:p>
          </table:table-cell>
          <table:table-cell office:value-type="float" office:value="36.5449" calcext:value-type="float">
            <text:p>36.5449</text:p>
          </table:table-cell>
          <table:table-cell office:value-type="float" office:value="36.2126" calcext:value-type="float">
            <text:p>36.2126</text:p>
          </table:table-cell>
          <table:table-cell office:value-type="string" calcext:value-type="string">
            <text:p>Paddle</text:p>
          </table:table-cell>
          <table:table-cell/>
        </table:table-row>
        <table:table-row table:style-name="ro1">
          <table:table-cell office:value-type="string" calcext:value-type="string">
            <text:p>output27.jpg</text:p>
          </table:table-cell>
          <table:table-cell table:number-columns-repeated="2" office:value-type="float" office:value="4.2328" calcext:value-type="float">
            <text:p>4.2328</text:p>
          </table:table-cell>
          <table:table-cell office:value-type="float" office:value="14.0212" calcext:value-type="float">
            <text:p>14.0212</text:p>
          </table:table-cell>
          <table:table-cell office:value-type="string" calcext:value-type="string">
            <text:p>Tesseract</text:p>
          </table:table-cell>
          <table:table-cell/>
        </table:table-row>
        <table:table-row table:style-name="ro1">
          <table:table-cell office:value-type="string" calcext:value-type="string">
            <text:p>output28.jpg</text:p>
          </table:table-cell>
          <table:table-cell office:value-type="float" office:value="20.765" calcext:value-type="float">
            <text:p>20.765</text:p>
          </table:table-cell>
          <table:table-cell office:value-type="float" office:value="5.5738" calcext:value-type="float">
            <text:p>5.5738</text:p>
          </table:table-cell>
          <table:table-cell office:value-type="float" office:value="8.5246" calcext:value-type="float">
            <text:p>8.5246</text:p>
          </table:table-cell>
          <table:table-cell office:value-type="string" calcext:value-type="string">
            <text:p>Easy</text:p>
          </table:table-cell>
          <table:table-cell/>
        </table:table-row>
        <table:table-row table:style-name="ro1">
          <table:table-cell office:value-type="string" calcext:value-type="string">
            <text:p>output29.jpg</text:p>
          </table:table-cell>
          <table:table-cell office:value-type="float" office:value="20.2263" calcext:value-type="float">
            <text:p>20.2263</text:p>
          </table:table-cell>
          <table:table-cell office:value-type="float" office:value="14.0028" calcext:value-type="float">
            <text:p>14.0028</text:p>
          </table:table-cell>
          <table:table-cell office:value-type="float" office:value="85.8557" calcext:value-type="float">
            <text:p>85.8557</text:p>
          </table:table-cell>
          <table:table-cell office:value-type="string" calcext:value-type="string">
            <text:p>Easy</text:p>
          </table:table-cell>
          <table:table-cell/>
        </table:table-row>
        <table:table-row table:style-name="ro1">
          <table:table-cell office:value-type="string" calcext:value-type="string">
            <text:p>output30.jpg</text:p>
          </table:table-cell>
          <table:table-cell office:value-type="float" office:value="230.7692" calcext:value-type="float">
            <text:p>230.7692</text:p>
          </table:table-cell>
          <table:table-cell table:number-columns-repeated="2" office:value-type="float" office:value="7.6923" calcext:value-type="float">
            <text:p>7.6923</text:p>
          </table:table-cell>
          <table:table-cell office:value-type="string" calcext:value-type="string">
            <text:p>Paddle</text:p>
          </table:table-cell>
          <table:table-cell/>
        </table:table-row>
        <table:table-row table:style-name="ro1">
          <table:table-cell office:value-type="string" calcext:value-type="string">
            <text:p>output31.jpg</text:p>
          </table:table-cell>
          <table:table-cell office:value-type="float" office:value="62.6155" calcext:value-type="float">
            <text:p>62.6155</text:p>
          </table:table-cell>
          <table:table-cell office:value-type="float" office:value="66.5245" calcext:value-type="float">
            <text:p>66.5245</text:p>
          </table:table-cell>
          <table:table-cell office:value-type="float" office:value="94.3141" calcext:value-type="float">
            <text:p>94.3141</text:p>
          </table:table-cell>
          <table:table-cell office:value-type="string" calcext:value-type="string">
            <text:p>Tesseract</text:p>
          </table:table-cell>
          <table:table-cell/>
        </table:table-row>
        <table:table-row table:style-name="ro1">
          <table:table-cell office:value-type="string" calcext:value-type="string">
            <text:p>output32.jpg</text:p>
          </table:table-cell>
          <table:table-cell office:value-type="float" office:value="3.0233" calcext:value-type="float">
            <text:p>3.0233</text:p>
          </table:table-cell>
          <table:table-cell office:value-type="float" office:value="3.9535" calcext:value-type="float">
            <text:p>3.9535</text:p>
          </table:table-cell>
          <table:table-cell office:value-type="float" office:value="5.814" calcext:value-type="float">
            <text:p>5.814</text:p>
          </table:table-cell>
          <table:table-cell office:value-type="string" calcext:value-type="string">
            <text:p>Tesseract</text:p>
          </table:table-cell>
          <table:table-cell/>
        </table:table-row>
        <table:table-row table:style-name="ro1">
          <table:table-cell office:value-type="string" calcext:value-type="string">
            <text:p>output33.jpg</text:p>
          </table:table-cell>
          <table:table-cell office:value-type="float" office:value="21.4286" calcext:value-type="float">
            <text:p>21.4286</text:p>
          </table:table-cell>
          <table:table-cell office:value-type="float" office:value="16.3265" calcext:value-type="float">
            <text:p>16.3265</text:p>
          </table:table-cell>
          <table:table-cell office:value-type="float" office:value="17.3469" calcext:value-type="float">
            <text:p>17.3469</text:p>
          </table:table-cell>
          <table:table-cell office:value-type="string" calcext:value-type="string">
            <text:p>Easy</text:p>
          </table:table-cell>
          <table:table-cell/>
        </table:table-row>
        <table:table-row table:style-name="ro1">
          <table:table-cell office:value-type="string" calcext:value-type="string">
            <text:p>output34.jpg</text:p>
          </table:table-cell>
          <table:table-cell office:value-type="float" office:value="99.734" calcext:value-type="float">
            <text:p>99.734</text:p>
          </table:table-cell>
          <table:table-cell office:value-type="float" office:value="50.5319" calcext:value-type="float">
            <text:p>50.5319</text:p>
          </table:table-cell>
          <table:table-cell office:value-type="float" office:value="33.2447" calcext:value-type="float">
            <text:p>33.2447</text:p>
          </table:table-cell>
          <table:table-cell office:value-type="string" calcext:value-type="string">
            <text:p>Paddle</text:p>
          </table:table-cell>
          <table:table-cell/>
        </table:table-row>
        <table:table-row table:style-name="ro1">
          <table:table-cell office:value-type="string" calcext:value-type="string">
            <text:p>output35.jpg</text:p>
          </table:table-cell>
          <table:table-cell office:value-type="float" office:value="45.7219" calcext:value-type="float">
            <text:p>45.7219</text:p>
          </table:table-cell>
          <table:table-cell office:value-type="float" office:value="35.2941" calcext:value-type="float">
            <text:p>35.2941</text:p>
          </table:table-cell>
          <table:table-cell office:value-type="float" office:value="68.1818" calcext:value-type="float">
            <text:p>68.1818</text:p>
          </table:table-cell>
          <table:table-cell office:value-type="string" calcext:value-type="string">
            <text:p>Easy</text:p>
          </table:table-cell>
          <table:table-cell/>
        </table:table-row>
        <table:table-row table:style-name="ro1">
          <table:table-cell office:value-type="string" calcext:value-type="string">
            <text:p>output36.jpg</text:p>
          </table:table-cell>
          <table:table-cell office:value-type="float" office:value="45.023" calcext:value-type="float">
            <text:p>45.023</text:p>
          </table:table-cell>
          <table:table-cell office:value-type="float" office:value="61.424" calcext:value-type="float">
            <text:p>61.424</text:p>
          </table:table-cell>
          <table:table-cell office:value-type="float" office:value="83.8115" calcext:value-type="float">
            <text:p>83.8115</text:p>
          </table:table-cell>
          <table:table-cell office:value-type="string" calcext:value-type="string">
            <text:p>Tesseract</text:p>
          </table:table-cell>
          <table:table-cell/>
        </table:table-row>
        <table:table-row table:style-name="ro1">
          <table:table-cell office:value-type="string" calcext:value-type="string">
            <text:p>output37.jpg</text:p>
          </table:table-cell>
          <table:table-cell office:value-type="float" office:value="75.4639" calcext:value-type="float">
            <text:p>75.4639</text:p>
          </table:table-cell>
          <table:table-cell office:value-type="float" office:value="40.4124" calcext:value-type="float">
            <text:p>40.4124</text:p>
          </table:table-cell>
          <table:table-cell office:value-type="float" office:value="54.433" calcext:value-type="float">
            <text:p>54.433</text:p>
          </table:table-cell>
          <table:table-cell office:value-type="string" calcext:value-type="string">
            <text:p>Easy</text:p>
          </table:table-cell>
          <table:table-cell/>
        </table:table-row>
        <table:table-row table:style-name="ro1">
          <table:table-cell office:value-type="string" calcext:value-type="string">
            <text:p>output38.jpg</text:p>
          </table:table-cell>
          <table:table-cell office:value-type="float" office:value="48.802" calcext:value-type="float">
            <text:p>48.802</text:p>
          </table:table-cell>
          <table:table-cell office:value-type="float" office:value="35.2078" calcext:value-type="float">
            <text:p>35.2078</text:p>
          </table:table-cell>
          <table:table-cell office:value-type="float" office:value="60.7335" calcext:value-type="float">
            <text:p>60.7335</text:p>
          </table:table-cell>
          <table:table-cell office:value-type="string" calcext:value-type="string">
            <text:p>Easy</text:p>
          </table:table-cell>
          <table:table-cell/>
        </table:table-row>
        <table:table-row table:style-name="ro1">
          <table:table-cell office:value-type="string" calcext:value-type="string">
            <text:p>output39.jpg</text:p>
          </table:table-cell>
          <table:table-cell office:value-type="float" office:value="63.5844" calcext:value-type="float">
            <text:p>63.5844</text:p>
          </table:table-cell>
          <table:table-cell office:value-type="float" office:value="50.6196" calcext:value-type="float">
            <text:p>50.6196</text:p>
          </table:table-cell>
          <table:table-cell office:value-type="float" office:value="71.02" calcext:value-type="float">
            <text:p>71.02</text:p>
          </table:table-cell>
          <table:table-cell office:value-type="string" calcext:value-type="string">
            <text:p>Easy</text:p>
          </table:table-cell>
          <table:table-cell/>
        </table:table-row>
        <table:table-row table:style-name="ro1">
          <table:table-cell office:value-type="string" calcext:value-type="string">
            <text:p>output40.jpg</text:p>
          </table:table-cell>
          <table:table-cell office:value-type="float" office:value="99.4413" calcext:value-type="float">
            <text:p>99.4413</text:p>
          </table:table-cell>
          <table:table-cell office:value-type="float" office:value="46.9274" calcext:value-type="float">
            <text:p>46.9274</text:p>
          </table:table-cell>
          <table:table-cell office:value-type="float" office:value="10.3352" calcext:value-type="float">
            <text:p>10.3352</text:p>
          </table:table-cell>
          <table:table-cell office:value-type="string" calcext:value-type="string">
            <text:p>Paddle</text:p>
          </table:table-cell>
          <table:table-cell/>
        </table:table-row>
        <table:table-row table:style-name="ro1">
          <table:table-cell office:value-type="string" calcext:value-type="string">
            <text:p>output41.jpg</text:p>
          </table:table-cell>
          <table:table-cell office:value-type="float" office:value="18.2927" calcext:value-type="float">
            <text:p>18.2927</text:p>
          </table:table-cell>
          <table:table-cell office:value-type="float" office:value="35.3659" calcext:value-type="float">
            <text:p>35.3659</text:p>
          </table:table-cell>
          <table:table-cell office:value-type="float" office:value="15.2439" calcext:value-type="float">
            <text:p>15.2439</text:p>
          </table:table-cell>
          <table:table-cell office:value-type="string" calcext:value-type="string">
            <text:p>Paddle</text:p>
          </table:table-cell>
          <table:table-cell/>
        </table:table-row>
        <table:table-row table:style-name="ro1">
          <table:table-cell office:value-type="string" calcext:value-type="string">
            <text:p>output42.jpg</text:p>
          </table:table-cell>
          <table:table-cell office:value-type="float" office:value="59.0708" calcext:value-type="float">
            <text:p>59.0708</text:p>
          </table:table-cell>
          <table:table-cell office:value-type="float" office:value="9.9558" calcext:value-type="float">
            <text:p>9.9558</text:p>
          </table:table-cell>
          <table:table-cell office:value-type="float" office:value="16.8142" calcext:value-type="float">
            <text:p>16.8142</text:p>
          </table:table-cell>
          <table:table-cell office:value-type="string" calcext:value-type="string">
            <text:p>Easy</text:p>
          </table:table-cell>
          <table:table-cell/>
        </table:table-row>
        <table:table-row table:style-name="ro1">
          <table:table-cell office:value-type="string" calcext:value-type="string">
            <text:p>output43.jpg</text:p>
          </table:table-cell>
          <table:table-cell office:value-type="float" office:value="59.335" calcext:value-type="float">
            <text:p>59.335</text:p>
          </table:table-cell>
          <table:table-cell office:value-type="float" office:value="45.2685" calcext:value-type="float">
            <text:p>45.2685</text:p>
          </table:table-cell>
          <table:table-cell office:value-type="float" office:value="42.1995" calcext:value-type="float">
            <text:p>42.1995</text:p>
          </table:table-cell>
          <table:table-cell office:value-type="string" calcext:value-type="string">
            <text:p>Paddle</text:p>
          </table:table-cell>
          <table:table-cell/>
        </table:table-row>
        <table:table-row table:style-name="ro1">
          <table:table-cell office:value-type="string" calcext:value-type="string">
            <text:p>output44.jpg</text:p>
          </table:table-cell>
          <table:table-cell office:value-type="float" office:value="79.6791" calcext:value-type="float">
            <text:p>79.6791</text:p>
          </table:table-cell>
          <table:table-cell office:value-type="float" office:value="64.4385" calcext:value-type="float">
            <text:p>64.4385</text:p>
          </table:table-cell>
          <table:table-cell office:value-type="float" office:value="99.6435" calcext:value-type="float">
            <text:p>99.6435</text:p>
          </table:table-cell>
          <table:table-cell office:value-type="string" calcext:value-type="string">
            <text:p>Easy</text:p>
          </table:table-cell>
          <table:table-cell/>
        </table:table-row>
        <table:table-row table:style-name="ro1">
          <table:table-cell office:value-type="string" calcext:value-type="string">
            <text:p>output45.jpg</text:p>
          </table:table-cell>
          <table:table-cell office:value-type="float" office:value="82.262" calcext:value-type="float">
            <text:p>82.262</text:p>
          </table:table-cell>
          <table:table-cell office:value-type="float" office:value="74.0439" calcext:value-type="float">
            <text:p>74.0439</text:p>
          </table:table-cell>
          <table:table-cell office:value-type="float" office:value="81.6111" calcext:value-type="float">
            <text:p>81.6111</text:p>
          </table:table-cell>
          <table:table-cell office:value-type="string" calcext:value-type="string">
            <text:p>Easy</text:p>
          </table:table-cell>
          <table:table-cell/>
        </table:table-row>
        <table:table-row table:style-name="ro1">
          <table:table-cell office:value-type="string" calcext:value-type="string">
            <text:p>output46.jpg</text:p>
          </table:table-cell>
          <table:table-cell office:value-type="float" office:value="77.3585" calcext:value-type="float">
            <text:p>77.3585</text:p>
          </table:table-cell>
          <table:table-cell office:value-type="float" office:value="35.8491" calcext:value-type="float">
            <text:p>35.8491</text:p>
          </table:table-cell>
          <table:table-cell office:value-type="float" office:value="39.2453" calcext:value-type="float">
            <text:p>39.2453</text:p>
          </table:table-cell>
          <table:table-cell office:value-type="string" calcext:value-type="string">
            <text:p>Easy</text:p>
          </table:table-cell>
          <table:table-cell/>
        </table:table-row>
        <table:table-row table:style-name="ro1">
          <table:table-cell office:value-type="string" calcext:value-type="string">
            <text:p>output47.jpg</text:p>
          </table:table-cell>
          <table:table-cell office:value-type="float" office:value="90.3427" calcext:value-type="float">
            <text:p>90.3427</text:p>
          </table:table-cell>
          <table:table-cell office:value-type="float" office:value="87.5389" calcext:value-type="float">
            <text:p>87.538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asy</text:p>
          </table:table-cell>
          <table:table-cell/>
        </table:table-row>
        <table:table-row table:style-name="ro1">
          <table:table-cell office:value-type="string" calcext:value-type="string">
            <text:p>output48.jpg</text:p>
          </table:table-cell>
          <table:table-cell office:value-type="float" office:value="82.4532" calcext:value-type="float">
            <text:p>82.4532</text:p>
          </table:table-cell>
          <table:table-cell office:value-type="float" office:value="52.9813" calcext:value-type="float">
            <text:p>52.9813</text:p>
          </table:table-cell>
          <table:table-cell office:value-type="float" office:value="89.6082" calcext:value-type="float">
            <text:p>89.6082</text:p>
          </table:table-cell>
          <table:table-cell office:value-type="string" calcext:value-type="string">
            <text:p>Easy</text:p>
          </table:table-cell>
          <table:table-cell/>
        </table:table-row>
        <table:table-row table:style-name="ro1">
          <table:table-cell office:value-type="string" calcext:value-type="string">
            <text:p>output49.jpg</text:p>
          </table:table-cell>
          <table:table-cell office:value-type="float" office:value="21.5664" calcext:value-type="float">
            <text:p>21.5664</text:p>
          </table:table-cell>
          <table:table-cell office:value-type="float" office:value="8.3995" calcext:value-type="float">
            <text:p>8.3995</text:p>
          </table:table-cell>
          <table:table-cell office:value-type="float" office:value="35.0738" calcext:value-type="float">
            <text:p>35.0738</text:p>
          </table:table-cell>
          <table:table-cell office:value-type="string" calcext:value-type="string">
            <text:p>Easy</text:p>
          </table:table-cell>
          <table:table-cell/>
        </table:table-row>
        <table:table-row table:style-name="ro1">
          <table:table-cell office:value-type="string" calcext:value-type="string">
            <text:p>output50.jpg</text:p>
          </table:table-cell>
          <table:table-cell office:value-type="float" office:value="62.4427" calcext:value-type="float">
            <text:p>62.4427</text:p>
          </table:table-cell>
          <table:table-cell office:value-type="float" office:value="8.7532" calcext:value-type="float">
            <text:p>8.7532</text:p>
          </table:table-cell>
          <table:table-cell office:value-type="float" office:value="68.2952" calcext:value-type="float">
            <text:p>68.2952</text:p>
          </table:table-cell>
          <table:table-cell office:value-type="string" calcext:value-type="string">
            <text:p>Easy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9">00/00/0000</text:date>, <text:time style:data-style-name="N2" text:time-value="07:22:30.0521213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7T08:20:56.264378431</meta:creation-date>
    <meta:generator>LibreOffice/6.4.7.2$Linux_X86_64 LibreOffice_project/40$Build-2</meta:generator>
    <dc:date>2022-04-19T07:13:52.508826870</dc:date>
    <meta:editing-duration>PT8M37S</meta:editing-duration>
    <meta:editing-cycles>3</meta:editing-cycles>
    <meta:document-statistic meta:table-count="1" meta:cell-count="258" meta:object-count="0"/>
  </office:meta>
</office:document-meta>
</file>